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6/04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48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COLGATE PALMOLIVE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Francesco Totti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COLGATE OHM 2009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ESTAMP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ateriali dentisti, creatività, esecutivi e prove di stamp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.380,00
</text:p>
          </table:table-cell>
          <table:covered-table-cell/>
          <table:table-cell office:value-type="string" table:number-columns-spanned="2" table:style-name="Table2.A1">
            <text:p text:style-name="P17">
€3.38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LOGISIT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ovimentazione materiali c/o vs magazz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000,00
</text:p>
          </table:table-cell>
          <table:covered-table-cell/>
          <table:table-cell office:value-type="string" table:number-columns-spanned="2" table:style-name="Table2.A1">
            <text:p text:style-name="P17">
€4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illustrazioni 3d, alta definizione
</text:p>
          </table:table-cell>
          <table:covered-table-cell/>
          <table:covered-table-cell/>
          <table:table-cell office:value-type="string" table:style-name="Table2.A1">
            <text:p text:style-name="P18">
6
</text:p>
          </table:table-cell>
          <table:table-cell office:value-type="string" table:number-columns-spanned="2" table:style-name="Table2.A1">
            <text:p text:style-name="P17">
€200,00
</text:p>
          </table:table-cell>
          <table:covered-table-cell/>
          <table:table-cell office:value-type="string" table:number-columns-spanned="2" table:style-name="Table2.A1">
            <text:p text:style-name="P17">
€1.2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UNTIVO VOLANTIN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550,00
</text:p>
          </table:table-cell>
          <table:covered-table-cell/>
          <table:table-cell office:value-type="string" table:number-columns-spanned="2" table:style-name="Table2.A1">
            <text:p text:style-name="P17">
€2.5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agenzia e prestampa materiali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2.070,00
</text:p>
          </table:table-cell>
          <table:covered-table-cell/>
          <table:table-cell office:value-type="string" table:number-columns-spanned="2" table:style-name="Table2.A1">
            <text:p text:style-name="P17">
€2.0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DV lavorazione esecutivi campagna, adattamenti e prove colro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.240,00
</text:p>
          </table:table-cell>
          <table:covered-table-cell/>
          <table:table-cell office:value-type="string" table:number-columns-spanned="2" table:style-name="Table2.A1">
            <text:p text:style-name="P17">
€4.24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voucher megamark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20,00
</text:p>
          </table:table-cell>
          <table:covered-table-cell/>
          <table:table-cell office:value-type="string" table:number-columns-spanned="2" table:style-name="Table2.A1">
            <text:p text:style-name="P17">
€42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CONCORS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upporto amministrativo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500,00
</text:p>
          </table:table-cell>
          <table:covered-table-cell/>
          <table:table-cell office:value-type="string" table:number-columns-spanned="2" table:style-name="Table2.A1">
            <text:p text:style-name="P17">
€5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implementazione piattaforma IVR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.360,00
</text:p>
          </table:table-cell>
          <table:covered-table-cell/>
          <table:table-cell office:value-type="string" table:number-columns-spanned="2" table:style-name="Table2.A1">
            <text:p text:style-name="P17">
€1.3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DU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totem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55,00
</text:p>
          </table:table-cell>
          <table:covered-table-cell/>
          <table:table-cell office:value-type="string" table:number-columns-spanned="2" table:style-name="Table2.A1">
            <text:p text:style-name="P17">
€18.7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estata di gondola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10,00
</text:p>
          </table:table-cell>
          <table:covered-table-cell/>
          <table:table-cell office:value-type="string" table:number-columns-spanned="2" table:style-name="Table2.A1">
            <text:p text:style-name="P17">
€21.0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iper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51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a expo
</text:p>
          </table:table-cell>
          <table:covered-table-cell/>
          <table:covered-table-cell/>
          <table:table-cell office:value-type="string" table:style-name="Table2.A1">
            <text:p text:style-name="P18">
100
</text:p>
          </table:table-cell>
          <table:table-cell office:value-type="string" table:number-columns-spanned="2" table:style-name="Table2.A1">
            <text:p text:style-name="P17">
€28,00
</text:p>
          </table:table-cell>
          <table:covered-table-cell/>
          <table:table-cell office:value-type="string" table:number-columns-spanned="2" table:style-name="Table2.A1">
            <text:p text:style-name="P17">
€2.8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llestimento kit super
</text:p>
          </table:table-cell>
          <table:covered-table-cell/>
          <table:covered-table-cell/>
          <table:table-cell office:value-type="string" table:style-name="Table2.A1">
            <text:p text:style-name="P18">
2500
</text:p>
          </table:table-cell>
          <table:table-cell office:value-type="string" table:number-columns-spanned="2" table:style-name="Table2.A1">
            <text:p text:style-name="P17">
€1,50
</text:p>
          </table:table-cell>
          <table:covered-table-cell/>
          <table:table-cell office:value-type="string" table:number-columns-spanned="2" table:style-name="Table2.A1">
            <text:p text:style-name="P17">
€3.7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eaflet 3 ante
</text:p>
          </table:table-cell>
          <table:covered-table-cell/>
          <table:covered-table-cell/>
          <table:table-cell office:value-type="string" table:style-name="Table2.A1">
            <text:p text:style-name="P18">
361200
</text:p>
          </table:table-cell>
          <table:table-cell office:value-type="string" table:number-columns-spanned="2" table:style-name="Table2.A1">
            <text:p text:style-name="P17">
€0,02
</text:p>
          </table:table-cell>
          <table:covered-table-cell/>
          <table:table-cell office:value-type="string" table:number-columns-spanned="2" table:style-name="Table2.A1">
            <text:p text:style-name="P17">
€7.982,52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50x70
</text:p>
          </table:table-cell>
          <table:covered-table-cell/>
          <table:covered-table-cell/>
          <table:table-cell office:value-type="string" table:style-name="Table2.A1">
            <text:p text:style-name="P18">
2360
</text:p>
          </table:table-cell>
          <table:table-cell office:value-type="string" table:number-columns-spanned="2" table:style-name="Table2.A1">
            <text:p text:style-name="P17">
€0,55
</text:p>
          </table:table-cell>
          <table:covered-table-cell/>
          <table:table-cell office:value-type="string" table:number-columns-spanned="2" table:style-name="Table2.A1">
            <text:p text:style-name="P17">
€1.298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locandine 100x140
</text:p>
          </table:table-cell>
          <table:covered-table-cell/>
          <table:covered-table-cell/>
          <table:table-cell office:value-type="string" table:style-name="Table2.A1">
            <text:p text:style-name="P18">
140
</text:p>
          </table:table-cell>
          <table:table-cell office:value-type="string" table:number-columns-spanned="2" table:style-name="Table2.A1">
            <text:p text:style-name="P17">
€13,80
</text:p>
          </table:table-cell>
          <table:covered-table-cell/>
          <table:table-cell office:value-type="string" table:number-columns-spanned="2" table:style-name="Table2.A1">
            <text:p text:style-name="P17">
€1.932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leaflet
</text:p>
          </table:table-cell>
          <table:covered-table-cell/>
          <table:covered-table-cell/>
          <table:table-cell office:value-type="string" table:style-name="Table2.A1">
            <text:p text:style-name="P18">
51000
</text:p>
          </table:table-cell>
          <table:table-cell office:value-type="string" table:number-columns-spanned="2" table:style-name="Table2.A1">
            <text:p text:style-name="P17">
€0,08
</text:p>
          </table:table-cell>
          <table:covered-table-cell/>
          <table:table-cell office:value-type="string" table:number-columns-spanned="2" table:style-name="Table2.A1">
            <text:p text:style-name="P17">
€4.238,1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LAX stopper
</text:p>
          </table:table-cell>
          <table:covered-table-cell/>
          <table:covered-table-cell/>
          <table:table-cell office:value-type="string" table:style-name="Table2.A1">
            <text:p text:style-name="P18">
2840
</text:p>
          </table:table-cell>
          <table:table-cell office:value-type="string" table:number-columns-spanned="2" table:style-name="Table2.A1">
            <text:p text:style-name="P17">
€2,15
</text:p>
          </table:table-cell>
          <table:covered-table-cell/>
          <table:table-cell office:value-type="string" table:number-columns-spanned="2" table:style-name="Table2.A1">
            <text:p text:style-name="P17">
€6.106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OHM ristampa  600 locandine e consegna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879,00
</text:p>
          </table:table-cell>
          <table:covered-table-cell/>
          <table:table-cell office:value-type="string" table:number-columns-spanned="2" table:style-name="Table2.A1">
            <text:p text:style-name="P17">
€879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tasche
</text:p>
          </table:table-cell>
          <table:covered-table-cell/>
          <table:covered-table-cell/>
          <table:table-cell office:value-type="string" table:style-name="Table2.A1">
            <text:p text:style-name="P18">
6020
</text:p>
          </table:table-cell>
          <table:table-cell office:value-type="string" table:number-columns-spanned="2" table:style-name="Table2.A1">
            <text:p text:style-name="P17">
€0,48
</text:p>
          </table:table-cell>
          <table:covered-table-cell/>
          <table:table-cell office:value-type="string" table:number-columns-spanned="2" table:style-name="Table2.A1">
            <text:p text:style-name="P17">
€2.880,57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promo desk
</text:p>
          </table:table-cell>
          <table:covered-table-cell/>
          <table:covered-table-cell/>
          <table:table-cell office:value-type="string" table:style-name="Table2.A1">
            <text:p text:style-name="P18">
340
</text:p>
          </table:table-cell>
          <table:table-cell office:value-type="string" table:number-columns-spanned="2" table:style-name="Table2.A1">
            <text:p text:style-name="P17">
€45,00
</text:p>
          </table:table-cell>
          <table:covered-table-cell/>
          <table:table-cell office:value-type="string" table:number-columns-spanned="2" table:style-name="Table2.A1">
            <text:p text:style-name="P17">
€15.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Nuov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Mio Vole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0,00
</text:p>
          </table:table-cell>
          <table:covered-table-cell/>
          <table:table-cell office:value-type="string" table:number-columns-spanned="2" table:style-name="Table2.A1">
            <text:p text:style-name="P17">
€4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13.242,19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Via delle Carrozze,17. 17/07/2009 15:3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60 gg drf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